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08080"/>
    </style:style>
    <style:style style:name="gr1" style:family="graphic" style:parent-style-name="standard">
      <style:graphic-properties svg:stroke-color="#8b0000" draw:fill-color="#8b0000" draw:textarea-horizontal-align="justify" draw:textarea-vertical-align="middle" draw:auto-grow-height="false" fo:min-height="10.05cm" fo:min-width="18.5cm"/>
    </style:style>
    <style:style style:name="gr2" style:family="graphic" style:parent-style-name="standard">
      <style:graphic-properties svg:stroke-color="#8b0000" draw:fill-color="#8b0000" draw:textarea-horizontal-align="justify" draw:textarea-vertical-align="middle" draw:auto-grow-height="false" fo:min-height="5.05cm" fo:min-width="18.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984cm" fo:min-width="3.10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</style:style>
    <style:style style:name="gr5" style:family="graphic" style:parent-style-name="standard">
      <style:graphic-properties svg:stroke-color="#00ffff" draw:fill-color="#00ffff" draw:textarea-horizontal-align="justify" draw:textarea-vertical-align="middle" draw:auto-grow-height="false" fo:min-height="1.75cm" fo:min-width="16.7cm"/>
    </style:style>
    <style:style style:name="gr6" style:family="graphic" style:parent-style-name="standard">
      <style:graphic-properties svg:stroke-color="#00ffff" draw:textarea-horizontal-align="justify" draw:textarea-vertical-align="middle" draw:auto-grow-height="false" fo:min-height="1.65cm" fo:min-width="16.7cm"/>
    </style:style>
    <style:style style:name="gr7" style:family="graphic" style:parent-style-name="standard">
      <style:graphic-properties svg:stroke-color="#00ffff" draw:textarea-horizontal-align="justify" draw:textarea-vertical-align="middle" draw:auto-grow-height="false" fo:min-height="1.85cm" fo:min-width="16.4cm"/>
    </style:style>
    <style:style style:name="gr8" style:family="graphic" style:parent-style-name="standard">
      <style:graphic-properties svg:stroke-color="#00ffff" draw:textarea-horizontal-align="justify" draw:textarea-vertical-align="middle" draw:auto-grow-height="false" fo:min-height="2.35cm" fo:min-width="16.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standard">
      <style:graphic-properties svg:stroke-color="#008b8b" draw:fill-color="#008b8b" draw:textarea-horizontal-align="justify" draw:textarea-vertical-align="middle" draw:auto-grow-height="false" fo:min-height="0.35cm" fo:min-width="16.9cm"/>
    </style:style>
    <style:style style:name="gr11" style:family="graphic" style:parent-style-name="standard">
      <style:graphic-properties svg:stroke-color="#008b8b" draw:fill-color="#008b8b" draw:textarea-horizontal-align="justify" draw:textarea-vertical-align="middle" draw:auto-grow-height="false" fo:min-height="0.35cm" fo:min-width="16.6cm"/>
    </style:style>
    <style:style style:name="P1" style:family="paragraph">
      <loext:graphic-properties draw:fill-color="#8b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ffff"/>
      <style:paragraph-properties fo:text-align="center"/>
    </style:style>
    <style:style style:name="P6" style:family="paragraph">
      <loext:graphic-properties draw:fill-color="#008b8b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10.3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cm" svg:height="5.3cm" svg:x="1cm" svg:y="23.4cm">
          <text:p text:style-name="P2">Datos de contact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1cm" svg:height="7.4cm" svg:x="7.823cm" svg:y="1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772cm" svg:height="0.962cm" svg:x="9.328cm" svg:y="5.238cm">
          <draw:text-box>
            <text:p>Foto</text:p>
          </draw:text-box>
        </draw:frame>
        <draw:custom-shape draw:style-name="gr5" draw:text-style-name="P5" draw:layer="layout" svg:width="17.2cm" svg:height="2cm" svg:x="1.8cm" svg:y="12.1cm">
          <text:p text:style-name="P2">Lista de aptitude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7.2cm" svg:height="1.9cm" svg:x="1.705cm" svg:y="14.847cm">
          <text:p text:style-name="P2">Formación académica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6.9cm" svg:height="2.1cm" svg:x="2cm" svg:y="17.4cm">
          <text:p text:style-name="P2">Objetivos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7.3cm" svg:height="2.6cm" svg:x="1.7cm" svg:y="20.3cm">
          <text:p text:style-name="P2">Sobre mí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754cm" svg:height="1.673cm" svg:x="9.2cm" svg:y="9.7cm">
          <draw:text-box>
            <text:p>Nombre</text:p>
            <text:p>Oficio</text:p>
          </draw:text-box>
        </draw:frame>
        <draw:custom-shape draw:style-name="gr10" draw:text-style-name="P6" draw:layer="layout" svg:width="17.4cm" svg:height="0.6cm" svg:x="1.7cm" svg:y="11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7.4cm" svg:height="0.6cm" svg:x="1.6cm" svg:y="14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7.1cm" svg:height="0.6cm" svg:x="1.9cm" svg:y="17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7.4cm" svg:height="0.6cm" svg:x="1.7cm" svg:y="20.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14T20:17:21.446733414</meta:creation-date>
    <dc:date>2022-02-14T21:36:43.877564569</dc:date>
    <meta:editing-duration>PT7M55S</meta:editing-duration>
    <meta:editing-cycles>3</meta:editing-cycles>
    <meta:generator>LibreOffice/6.0.7.3$Linux_X86_64 LibreOffice_project/00m0$Build-3</meta:generator>
    <meta:document-statistic meta:object-count="13"/>
  </office:meta>
</office:document-meta>
</file>